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1e6b" officeooo:paragraph-rsid="001d1e6b"/>
    </style:style>
    <style:style style:name="P2" style:family="paragraph" style:parent-style-name="Standard">
      <style:text-properties fo:font-size="12pt" officeooo:rsid="001d1e6b" officeooo:paragraph-rsid="001d1e6b" style:font-size-asian="10.5pt" style:font-size-complex="12pt"/>
    </style:style>
    <style:style style:name="P3" style:family="paragraph" style:parent-style-name="Standard">
      <style:text-properties fo:font-size="16pt" officeooo:rsid="001d1e6b" officeooo:paragraph-rsid="001d1e6b" style:font-size-asian="16pt" style:font-size-complex="16pt"/>
    </style:style>
    <style:style style:name="P4" style:family="paragraph" style:parent-style-name="Standard">
      <style:text-properties fo:font-size="12pt" officeooo:rsid="001d1e6b" officeooo:paragraph-rsid="001d1e6b" style:font-size-asian="10.5pt" style:font-size-complex="12pt"/>
    </style:style>
    <style:style style:name="P5" style:family="paragraph" style:parent-style-name="Standard">
      <style:text-properties fo:font-size="12pt" officeooo:rsid="001dbb67" officeooo:paragraph-rsid="001dbb67" style:font-size-asian="10.5pt" style:font-size-complex="12pt"/>
    </style:style>
    <style:style style:name="P6" style:family="paragraph" style:parent-style-name="Standard">
      <style:text-properties fo:font-size="12pt" officeooo:rsid="0020a3f3" officeooo:paragraph-rsid="0020a3f3" style:font-size-asian="10.5pt" style:font-size-complex="12pt"/>
    </style:style>
    <style:style style:name="P7" style:family="paragraph" style:parent-style-name="Standard">
      <style:text-properties fo:font-size="12pt" officeooo:rsid="002217a0" officeooo:paragraph-rsid="002217a0" style:font-size-asian="10.5pt" style:font-size-complex="12pt"/>
    </style:style>
    <style:style style:name="P8" style:family="paragraph" style:parent-style-name="Standard">
      <style:text-properties fo:font-size="12pt" officeooo:rsid="00233728" officeooo:paragraph-rsid="00233728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rsid="001d1e6b" officeooo:paragraph-rsid="001d1e6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efa67"/>
    </style:style>
    <style:style style:name="T3" style:family="text">
      <style:text-properties officeooo:rsid="002337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ura <text:span text:style-name="T3">Weber</text:span></text:p>
      <text:p text:style-name="P1">Mohammade Dalati</text:p>
      <text:p text:style-name="P1"><text:tab/><text:tab/></text:p>
      <text:p text:style-name="P9"><text:tab/><text:tab/><text:tab/><text:tab/><text:span text:style-name="T1">Projet MPRI</text:span></text:p>
      <text:p text:style-name="P3"/>
      <text:p text:style-name="P2"/>
      <text:p text:style-name="P2">Il suffit de compiler et d'éxécuter le fichier jeu.c pour lancer le programme.</text:p>
      <text:p text:style-name="P2"/>
      <text:p text:style-name="P5"/>
      <text:p text:style-name="P5">2) <text:s/>L'ordinateur nous bat à tous les coups à partir de 10 secondes.</text:p>
      <text:p text:style-name="P5"/>
      <text:p text:style-name="P5"/>
      <text:p text:style-name="P5">4) <text:span text:style-name="T2">L'utilité de compiler ici avec -O3 est d'optimiser le code généré en augmentant le temps de la compilation <text:s/>afin d'avoir une exécution du jeu plus rapide</text:span></text:p>
      <text:p text:style-name="P5"/>
      <text:p text:style-name="P5"/>
      <text:p text:style-name="P6">5) Les critères "max" et "robuste" conduisent à des coups différents. La règle "max" paraît donner la meilleure performance.</text:p>
      <text:p text:style-name="P6"/>
      <text:p text:style-name="P6"/>
      <text:p text:style-name="P7">6) <text:span text:style-name="T3">Complexité en utilisant l'algorithme minimax</text:span></text:p>
      <text:p text:style-name="P7"/>
      <text:p text:style-name="P8">Facteur de branchement moyen = 7</text:p>
      <text:p text:style-name="P8">Profondeur moyenne d'une branche = 42</text:p>
      <text:p text:style-name="P8"/>
      <text:p text:style-name="P8">Donc complexité en temps = O(7^42)</text:p>
      <text:p text:style-name="P8"/>
      <text:p text:style-name="P8">Et en divisant cela par le nombre d'opérations d'un processeur, le résultat reste supérieur à l'âge de l'univers.</text:p>
      <text:p text:style-name="P8"/>
      <text:p text:style-name="P8">Donc l'algorithme minimax sans alpha-beta ni limitation de profondeur n'est pas applicable au puissance 4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S</meta:editing-duration>
    <meta:editing-cycles>5</meta:editing-cycles>
    <meta:generator>LibreOffice/5.1.5.2$Windows_x86 LibreOffice_project/7a864d8825610a8c07cfc3bc01dd4fce6a9447e5</meta:generator>
    <dc:date>2017-11-06T22:14:14.803000000</dc:date>
    <meta:document-statistic meta:table-count="0" meta:image-count="0" meta:object-count="0" meta:page-count="1" meta:paragraph-count="14" meta:word-count="135" meta:character-count="838" meta:non-whitespace-character-count="708"/>
    <meta:user-defined meta:name="Info 1"/>
    <meta:user-defined meta:name="Info 2"/>
    <meta:user-defined meta:name="Info 3"/>
    <meta:user-defined meta:name="Info 4"/>
  </office:meta>
</office:document-meta>
</file>